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text-properties officeooo:paragraph-rsid="004bdd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dc2300"/>
    </style:style>
    <style:style style:name="T19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21" style:family="text">
      <style:text-properties fo:color="#dc2300" style:text-underline-style="none"/>
    </style:style>
    <style:style style:name="T22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A1" office:value-type="string">
              <text:p text:style-name="P34"/>
            </table:table-cell>
            <table:table-cell table:style-name="Tabella9.K1" office:value-type="string">
              <text:p text:style-name="P34"/>
            </table:table-cell>
          </table:table-row>
        </table:table-header-rows>
      </table:table>
      <text:p text:style-name="P42"><text:placeholder text:placeholder-type="text">&lt;setLang(o.partner_id.lang or 'en_US')&gt;</text:placeholder></text:p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5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5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4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4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4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0"><draw:frame draw:style-name="fr1" draw:name="image:asimage(item.product_id.product_image_context  or  False )" text:anchor-type="as-char" svg:width="4.551cm" style:rel-width="100%" svg:height="4.551cm" style:rel-height="scale-min" draw:z-index="4"><draw:text-box><text:p text:style-name="P41"/></draw:text-box></draw:frame></text:p>
          </table:table-cell>
          <table:table-cell table:style-name="Tabella4.B3" office:value-type="string">
            <text:p text:style-name="P33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44"><text:span text:style-name="T13"><text:placeholder text:placeholder-type="text">&lt;item.name if item.use_text_description else ('%s\n%s' % (item.product_id.name, item.product_id.colour or ''))&gt;</text:placeholder></text:span></text:p>
          </table:table-cell>
          <table:table-cell table:style-name="Tabella4.D3" office:value-type="string">
            <text:p text:style-name="P25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7" table:number-columns-spanned="6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/>
      <text:p text:style-name="P17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5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5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6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9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5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5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P46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3" office:value-type="string">
            <text:p text:style-name="P43"><draw:frame draw:style-name="fr2" draw:name="image:asimage(item.product_id.product_image_context or False)" text:anchor-type="as-char" svg:width="4.505cm" style:rel-width="99%" svg:height="4.33cm" style:rel-height="scale" draw:z-index="0"><draw:text-box><text:p text:style-name="P41"/></draw:text-box></draw:frame></text:p>
          </table:table-cell>
          <table:table-cell table:style-name="Tabella5.B3" office:value-type="string">
            <text:p text:style-name="P33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3" office:value-type="string">
            <text:p text:style-name="P45"><text:span text:style-name="T21"><text:placeholder text:placeholder-type="text">&lt;item.name if item.use_text_description else ('%s\n%s' % (item.product_id.name, item.product_id.colour or ''))&gt;</text:placeholder></text:span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3" office:value-type="string">
            <text:p text:style-name="P30"><text:placeholder text:placeholder-type="text">&lt;"%d"%(item.product_uom_qty)&gt;</text:placeholder></text:p>
          </table:table-cell>
          <table:table-cell table:style-name="Tabella5.E3" office:value-type="string">
            <text:p text:style-name="P26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0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29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29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1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7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7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7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5"/>
          </table:table-cell>
          <table:covered-table-cell/>
          <table:table-cell table:style-name="Tabella5.I5" office:value-type="string">
            <text:p text:style-name="P15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7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9">m<text:span text:style-name="T22">3 <text:s/></text:span><text:placeholder text:placeholder-type="text">&lt;get_total_volume(o.order_line)&gt;</text:placeholder></text:p>
                </table:table-cell>
              </table:table-row>
            </table:table>
            <text:p text:style-name="P15"/>
          </table:table-cell>
        </table:table-row>
        <table:table-row table:style-name="Tabella5.6">
          <table:table-cell table:style-name="Tabella5.A6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8"/>
          </table:table-cell>
        </table:table-row>
      </table:table>
      <text:p text:style-name="P7"/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1.79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2H34M6S</meta:editing-duration>
    <meta:editing-cycles>314</meta:editing-cycles>
    <meta:generator>LibreOffice/4.3.3.2$Linux_X86_64 LibreOffice_project/430m0$Build-2</meta:generator>
    <meta:initial-creator>Nicola Riolini</meta:initial-creator>
    <dc:date>2017-03-03T10:34:02.587459034</dc:date>
    <dc:creator>thebrush </dc:creator>
    <meta:document-statistic meta:table-count="8" meta:image-count="1" meta:object-count="0" meta:page-count="3" meta:paragraph-count="82" meta:word-count="346" meta:character-count="2704" meta:non-whitespace-character-count="2531"/>
    <meta:user-defined meta:name="Info 1"/>
    <meta:user-defined meta:name="Info 2"/>
    <meta:user-defined meta:name="Info 3"/>
    <meta:user-defined meta:name="Info 4"/>
  </office:meta>
</office:document-meta>
</file>